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49cm"/>
    </style:style>
    <style:style style:name="gr2" style:family="graphic" style:parent-style-name="standard">
      <style:graphic-properties draw:textarea-horizontal-align="justify" draw:textarea-vertical-align="middle" draw:auto-grow-height="false" fo:min-height="0.79cm" fo:min-width="0.65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89cm" fo:min-width="0.661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88cm" fo:min-width="0.6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0.79cm" fo:min-width="0.6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791cm" fo:min-width="0.658cm"/>
    </style:style>
    <style:style style:name="gr8" style:family="graphic" style:parent-style-name="objectwithoutfill">
      <style:graphic-properties draw:fill="none" draw:fill-color="#f58220" draw:textarea-vertical-align="middle"/>
    </style:style>
    <style:style style:name="gr9" style:family="graphic" style:parent-style-name="standard">
      <style:graphic-properties draw:fill-color="#ffe5ca" draw:textarea-horizontal-align="justify" draw:textarea-vertical-align="middle" draw:auto-grow-height="false" fo:min-height="0.29cm" fo:min-width="0.22cm"/>
    </style:style>
    <style:style style:name="gr10" style:family="graphic" style:parent-style-name="standard">
      <style:graphic-properties draw:fill-color="#ef413d" draw:textarea-horizontal-align="justify" draw:textarea-vertical-align="middle" draw:auto-grow-height="false" fo:min-height="0.29cm" fo:min-width="0.22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29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0.64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7" style:family="graphic" style:parent-style-name="standard">
      <style:graphic-properties draw:textarea-horizontal-align="justify" draw:textarea-vertical-align="middle" draw:auto-grow-height="false" fo:min-height="0.543cm" fo:min-width="0.643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20" style:family="graphic" style:parent-style-name="standard">
      <style:graphic-properties draw:textarea-horizontal-align="justify" draw:textarea-vertical-align="middle" draw:auto-grow-height="false" fo:min-height="0.513cm" fo:min-width="0.643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645cm" fo:min-width="0.6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564cm" fo:min-width="0.6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30" style:family="graphic" style:parent-style-name="standard">
      <style:graphic-properties draw:fill-color="#faa61a" draw:textarea-horizontal-align="justify" draw:textarea-vertical-align="middle" draw:auto-grow-height="false" fo:min-height="0.893cm" fo:min-width="0.77cm"/>
    </style:style>
    <style:style style:name="gr31" style:family="graphic" style:parent-style-name="standard">
      <style:graphic-properties draw:textarea-horizontal-align="justify" draw:textarea-vertical-align="middle" draw:auto-grow-height="false" fo:min-height="0.379cm" fo:min-width="0.04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0.766cm" fo:min-width="2.04cm"/>
    </style:style>
    <style:style style:name="gr33" style:family="graphic" style:parent-style-name="standard">
      <style:graphic-properties draw:fill-color="#f04e4d" draw:textarea-horizontal-align="justify" draw:textarea-vertical-align="middle" draw:auto-grow-height="false" fo:min-height="0.893cm" fo:min-width="0.77cm"/>
    </style:style>
    <style:style style:name="gr34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0.309cm"/>
    </style:style>
    <style:style style:name="gr36" style:family="graphic" style:parent-style-name="standard">
      <style:graphic-properties draw:textarea-horizontal-align="justify" draw:textarea-vertical-align="middle" draw:auto-grow-height="false" fo:min-height="0.739cm" fo:min-width="0.22cm"/>
    </style:style>
    <style:style style:name="gr37" style:family="graphic" style:parent-style-name="objectwithoutfill">
      <style:graphic-properties svg:stroke-width="0.203cm" svg:stroke-color="#f58220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8" style:family="graphic" style:parent-style-name="objectwithoutfill">
      <style:graphic-properties svg:stroke-width="0.152cm" svg:stroke-color="#f5822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9" style:family="graphic" style:parent-style-name="objectwithoutfill">
      <style:graphic-properties svg:stroke-width="0.152cm" svg:stroke-color="#faa61a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0" style:family="graphic" style:parent-style-name="standard">
      <style:graphic-properties draw:fill-color="#72bf44" draw:textarea-horizontal-align="justify" draw:textarea-vertical-align="middle" draw:auto-grow-height="false" fo:min-height="0.559cm" fo:min-width="0.129cm"/>
    </style:style>
    <style:style style:name="gr41" style:family="graphic" style:parent-style-name="standard">
      <style:graphic-properties draw:fill-color="#fedcc6" draw:textarea-horizontal-align="justify" draw:textarea-vertical-align="middle" draw:auto-grow-height="false" fo:min-height="0.559cm" fo:min-width="0.129cm"/>
    </style:style>
    <style:style style:name="gr42" style:family="graphic" style:parent-style-name="standard">
      <style:graphic-properties draw:textarea-horizontal-align="justify" draw:textarea-vertical-align="middle" draw:auto-grow-height="false" fo:min-height="0.739cm" fo:min-width="1.027cm"/>
    </style:style>
    <style:style style:name="gr43" style:family="graphic" style:parent-style-name="standard">
      <style:graphic-properties draw:textarea-horizontal-align="justify" draw:textarea-vertical-align="middle" draw:auto-grow-height="false" fo:min-height="0.739cm" fo:min-width="1.476cm"/>
    </style:style>
    <style:style style:name="gr44" style:family="graphic" style:parent-style-name="standard">
      <style:graphic-properties draw:textarea-horizontal-align="justify" draw:textarea-vertical-align="middle" draw:auto-grow-height="false" fo:min-height="0.739cm" fo:min-width="1.835cm"/>
    </style:style>
    <style:style style:name="gr45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46" style:family="graphic" style:parent-style-name="standard">
      <style:graphic-properties draw:fill-color="#ef413d" draw:textarea-horizontal-align="justify" draw:textarea-vertical-align="middle" draw:auto-grow-height="false" fo:min-height="0.559cm" fo:min-width="0.129cm"/>
    </style:style>
    <style:style style:name="gr47" style:family="graphic" style:parent-style-name="standard">
      <style:graphic-properties draw:textarea-horizontal-align="justify" draw:textarea-vertical-align="middle" draw:auto-grow-height="false" fo:min-height="0.739cm" fo:min-width="2.464cm"/>
    </style:style>
    <style:style style:name="gr48" style:family="graphic" style:parent-style-name="standard">
      <style:graphic-properties draw:textarea-horizontal-align="justify" draw:textarea-vertical-align="middle" draw:auto-grow-height="false" fo:min-height="0.739cm" fo:min-width="3.541cm"/>
    </style:style>
    <style:style style:name="gr49" style:family="graphic" style:parent-style-name="standard">
      <style:graphic-properties draw:textarea-horizontal-align="justify" draw:textarea-vertical-align="middle" draw:auto-grow-height="false" fo:min-height="0.739cm" fo:min-width="4.259cm"/>
    </style:style>
    <style:style style:name="gr50" style:family="graphic" style:parent-style-name="standard">
      <style:graphic-properties draw:fill-color="#fff200" draw:textarea-horizontal-align="justify" draw:textarea-vertical-align="middle" draw:auto-grow-height="false" fo:min-height="0.559cm" fo:min-width="0.309cm"/>
    </style:style>
    <style:style style:name="gr5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52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53" style:family="graphic" style:parent-style-name="standard">
      <style:graphic-properties draw:textarea-horizontal-align="justify" draw:textarea-vertical-align="middle" draw:auto-grow-height="false" fo:min-height="0.47cm" fo:min-width="0.129cm"/>
    </style:style>
    <style:style style:name="gr54" style:family="graphic" style:parent-style-name="standard">
      <style:graphic-properties draw:textarea-horizontal-align="justify" draw:textarea-vertical-align="middle" draw:auto-grow-height="false" fo:min-height="0.379cm" fo:min-width="0.309cm"/>
    </style:style>
    <style:style style:name="gr55" style:family="graphic" style:parent-style-name="objectwithoutfill">
      <style:graphic-properties draw:fill="none" draw:fill-color="#00a65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objectwithoutfill">
      <style:graphic-properties draw:stroke="dash" draw:stroke-dash="Fine_20_Dashed" svg:stroke-width="0.152cm" svg:stroke-color="#ed1c24" draw:marker-start-width="0.66cm" draw:marker-end-width="0.66cm" draw:fill="none" draw:fill-color="#00a65d" draw:textarea-vertical-align="middle" fo:padding-top="0.201cm" fo:padding-bottom="0.201cm" fo:padding-left="0.326cm" fo:padding-right="0.32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58220"/>
      <style:paragraph-properties fo:text-align="center"/>
    </style:style>
    <style:style style:name="P7" style:family="paragraph">
      <loext:graphic-properties draw:fill-color="#ffe5ca"/>
      <style:paragraph-properties fo:text-align="center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f04e4d"/>
      <style:paragraph-properties fo:text-align="center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-color="#fedcc6"/>
      <style:paragraph-properties fo:text-align="center"/>
    </style:style>
    <style:style style:name="P17" style:family="paragraph">
      <loext:graphic-properties draw:fill-color="#fff200"/>
      <style:paragraph-properties fo:text-align="center"/>
    </style:style>
    <style:style style:name="P18" style:family="paragraph">
      <loext:graphic-properties draw:fill="none" draw:fill-color="#00a65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49cm" svg:height="0.962cm" svg:x="3.667cm" svg:y="1.254cm">
          <draw:text-box>
            <text:p>BRUTAL DISJOINT SET ALGORITHM (UNION-FIND)</text:p>
          </draw:text-box>
        </draw:frame>
        <draw:custom-shape draw:style-name="gr2" draw:text-style-name="P2" draw:layer="layout" svg:width="1.638cm" svg:height="1.47cm" svg:x="1.143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2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7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1cm" svg:y1="4.155cm" svg:x2="5.76cm" svg:y2="4.135cm">
          <text:p/>
        </draw:line>
        <draw:line draw:style-name="gr5" draw:text-style-name="P4" draw:layer="layout" svg:x1="2.016cm" svg:y1="5.044cm" svg:x2="2.016cm" svg:y2="6.949cm">
          <text:p/>
        </draw:line>
        <draw:custom-shape draw:style-name="gr6" draw:text-style-name="P3" draw:layer="layout" svg:width="1.636cm" svg:height="1.47cm" svg:x="5.983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5cm" svg:y1="4.917cm" svg:x2="6.715cm" svg:y2="6.822cm">
          <text:p/>
        </draw:line>
        <draw:line draw:style-name="gr5" draw:text-style-name="P4" draw:layer="layout" svg:x1="3.064cm" svg:y1="7.502cm" svg:x2="5.953cm" svg:y2="7.457cm">
          <text:p/>
        </draw:line>
        <draw:custom-shape draw:style-name="gr7" draw:text-style-name="P5" draw:layer="layout" svg:width="1.638cm" svg:height="1.471cm" svg:x="3.353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7cm" svg:y1="7.965cm" svg:x2="4.683cm" svg:y2="8.854cm">
          <text:p/>
        </draw:line>
        <draw:line draw:style-name="gr5" draw:text-style-name="P4" draw:layer="layout" svg:x1="6.223cm" svg:y1="4.847cm" svg:x2="3.032cm" svg:y2="7.203cm">
          <text:p/>
        </draw:line>
        <draw:custom-shape draw:style-name="gr9" draw:text-style-name="P7" draw:layer="layout" svg:width="1.016cm" svg:height="0.762cm" svg:x="3.921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8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7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7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0.981cm" svg:y="11.66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016cm" svg:height="0.762cm" svg:x="10.768cm" svg:y="15.23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.161cm" svg:height="0.962cm" svg:x="16.873cm" svg:y="2.27cm">
          <draw:text-box>
            <text:p>SETS</text:p>
          </draw:text-box>
        </draw:frame>
        <draw:custom-shape draw:style-name="gr13" draw:text-style-name="P2" draw:layer="layout" svg:width="1.143cm" svg:height="1.27cm" svg:x="10.906cm" svg:y="3.329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9cm" svg:y1="3.964cm" svg:x2="13.065cm" svg:y2="3.964cm">
          <text:p/>
        </draw:line>
        <draw:custom-shape draw:style-name="gr15" draw:text-style-name="P10" draw:layer="layout" svg:width="1.143cm" svg:height="1.397cm" svg:x="13.065cm" svg:y="3.20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5cm" svg:y="3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4.829cm">
          <text:p text:style-name="P2">S2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5.464cm" svg:x2="13.064cm" svg:y2="5.464cm">
          <text:p/>
        </draw:line>
        <draw:custom-shape draw:style-name="gr15" draw:text-style-name="P10" draw:layer="layout" svg:width="1.143cm" svg:height="1.397cm" svg:x="13.064cm" svg:y="4.70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4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6.329cm">
          <text:p text:style-name="P2">S3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6.964cm" svg:x2="13.064cm" svg:y2="6.964cm">
          <text:p/>
        </draw:line>
        <draw:custom-shape draw:style-name="gr15" draw:text-style-name="P10" draw:layer="layout" svg:width="1.143cm" svg:height="1.397cm" svg:x="13.064cm" svg:y="6.202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6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7.829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8.464cm" svg:x2="13.064cm" svg:y2="8.464cm">
          <text:p/>
        </draw:line>
        <draw:custom-shape draw:style-name="gr15" draw:text-style-name="P10" draw:layer="layout" svg:width="1.143cm" svg:height="1.397cm" svg:x="13.064cm" svg:y="7.702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7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9.329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9.964cm" svg:x2="13.064cm" svg:y2="9.964cm">
          <text:p/>
        </draw:line>
        <draw:custom-shape draw:style-name="gr15" draw:text-style-name="P10" draw:layer="layout" svg:width="1.143cm" svg:height="1.397cm" svg:x="13.064cm" svg:y="9.202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9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2.379cm" svg:y="11.383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2cm" svg:y1="11.818cm" svg:x2="4.538cm" svg:y2="11.818cm">
          <text:p/>
        </draw:line>
        <draw:custom-shape draw:style-name="gr18" draw:text-style-name="P10" draw:layer="layout" svg:width="1.143cm" svg:height="0.92cm" svg:x="4.538cm" svg:y="11.256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5.738cm" svg:y="11.256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6.9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8.1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378cm" svg:y="12.183cm">
          <text:p text:style-name="P2">S3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1cm" svg:y1="12.518cm" svg:x2="4.537cm" svg:y2="12.518cm">
          <text:p/>
        </draw:line>
        <draw:custom-shape draw:style-name="gr21" draw:text-style-name="P10" draw:layer="layout" svg:width="1.143cm" svg:height="0.79cm" svg:x="4.537cm" svg:y="12.156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37cm" svg:y="12.1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16cm" svg:height="0.762cm" svg:x="10.698cm" svg:y="11.6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.054cm" svg:y="15.4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143cm" svg:height="0.895cm" svg:x="12.446cm" svg:y="15.091cm">
          <text:p text:style-name="P2">B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589cm" svg:y1="15.743cm" svg:x2="16.637cm" svg:y2="15.743cm">
          <text:p/>
        </draw:line>
        <draw:frame draw:style-name="gr24" draw:text-style-name="P1" draw:layer="layout" svg:width="3.121cm" svg:height="0.962cm" svg:x="13.67cm" svg:y="14.908cm">
          <draw:text-box>
            <text:p>belongs</text:p>
          </draw:text-box>
        </draw:frame>
        <draw:custom-shape draw:style-name="gr25" draw:text-style-name="P2" draw:layer="layout" svg:width="1.143cm" svg:height="0.814cm" svg:x="16.431cm" svg:y="15.109cm">
          <text:p text:style-name="P2">S1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4.981cm" svg:height="0.962cm" svg:x="12.038cm" svg:y="13.954cm">
          <draw:text-box>
            <text:p>4 Forms a cycle</text:p>
          </draw:text-box>
        </draw:frame>
        <draw:frame draw:style-name="gr26" draw:text-style-name="P1" draw:layer="layout" svg:width="4.981cm" svg:height="0.962cm" svg:x="2.524cm" svg:y="17.196cm">
          <draw:text-box>
            <text:p>5 Forms a cycle</text:p>
          </draw:text-box>
        </draw:frame>
        <draw:line draw:style-name="gr5" draw:text-style-name="P4" draw:layer="layout" svg:x1="10.641cm" svg:y1="14.843cm" svg:x2="11.911cm" svg:y2="16.367cm">
          <text:p/>
        </draw:line>
        <draw:line draw:style-name="gr5" draw:text-style-name="P4" draw:layer="layout" svg:x1="12.038cm" svg:y1="14.843cm" svg:x2="10.641cm" svg:y2="16.494cm">
          <text:p/>
        </draw:line>
        <draw:custom-shape draw:style-name="gr10" draw:text-style-name="P8" draw:layer="layout" svg:width="1.016cm" svg:height="0.762cm" svg:x="10.652cm" svg:y="18.267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143cm" svg:height="1.27cm" svg:x="11.75cm" svg:y="17.982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893cm" svg:y1="18.617cm" svg:x2="13.909cm" svg:y2="18.617cm">
          <text:p/>
        </draw:line>
        <draw:custom-shape draw:style-name="gr15" draw:text-style-name="P10" draw:layer="layout" svg:width="1.143cm" svg:height="1.397cm" svg:x="13.909cm" svg:y="17.85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109cm" svg:y="17.85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309cm" svg:y="17.85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509cm" svg:y="17.85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8.709cm" svg:y="17.855cm">
          <text:p text:style-name="P2">E</text:p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4.232cm" svg:height="0.962cm" svg:x="1.34cm" svg:y="20.912cm">
          <draw:text-box>
            <text:p>Added edges</text:p>
          </draw:text-box>
        </draw:frame>
        <draw:custom-shape draw:style-name="gr10" draw:text-style-name="P8" draw:layer="layout" svg:width="1.016cm" svg:height="0.762cm" svg:x="1.568cm" svg:y="21.9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2.969cm" svg:y="21.95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4.269cm" svg:y="21.95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38cm" svg:height="1.47cm" svg:x="12.05cm" svg:y="21.416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16.739cm" svg:y="21.317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2.394cm" svg:y="24.696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558cm" svg:y1="22.049cm" svg:x2="16.667cm" svg:y2="22.029cm">
          <text:p/>
        </draw:line>
        <draw:line draw:style-name="gr5" draw:text-style-name="P4" draw:layer="layout" svg:x1="12.923cm" svg:y1="22.938cm" svg:x2="12.923cm" svg:y2="24.843cm">
          <text:p/>
        </draw:line>
        <draw:custom-shape draw:style-name="gr6" draw:text-style-name="P3" draw:layer="layout" svg:width="1.636cm" svg:height="1.47cm" svg:x="16.89cm" svg:y="24.603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971cm" svg:y1="25.396cm" svg:x2="16.86cm" svg:y2="25.351cm">
          <text:p/>
        </draw:line>
        <draw:custom-shape draw:style-name="gr7" draw:text-style-name="P5" draw:layer="layout" svg:width="1.638cm" svg:height="1.471cm" svg:x="14.26cm" svg:y="26.537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7.114cm" svg:y1="25.859cm" svg:x2="15.59cm" svg:y2="26.748cm">
          <text:p/>
        </draw:line>
        <draw:custom-shape draw:style-name="gr10" draw:text-style-name="P8" draw:layer="layout" svg:width="1.016cm" svg:height="0.762cm" svg:x="14.828cm" svg:y="21.68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2.415cm" svg:y="23.33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4.828cm" svg:y="24.9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5.844cm" svg:y="25.87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143cm" svg:height="0.793cm" svg:x="2.379cm" svg:y="13.083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2cm" svg:y1="13.518cm" svg:x2="4.538cm" svg:y2="13.518cm">
          <text:p/>
        </draw:line>
        <draw:custom-shape draw:style-name="gr18" draw:text-style-name="P10" draw:layer="layout" svg:width="1.143cm" svg:height="0.92cm" svg:x="4.538cm" svg:y="12.956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5.738cm" svg:y="12.9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6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8.1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378cm" svg:y="13.883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1cm" svg:y1="14.218cm" svg:x2="4.537cm" svg:y2="14.218cm">
          <text:p/>
        </draw:line>
        <draw:custom-shape draw:style-name="gr21" draw:text-style-name="P10" draw:layer="layout" svg:width="1.143cm" svg:height="0.79cm" svg:x="4.537cm" svg:y="13.856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37cm" svg:y="13.8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11.796cm" svg:y="11.16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9cm" svg:y1="11.595cm" svg:x2="13.955cm" svg:y2="11.595cm">
          <text:p/>
        </draw:line>
        <draw:custom-shape draw:style-name="gr18" draw:text-style-name="P10" draw:layer="layout" svg:width="1.143cm" svg:height="0.92cm" svg:x="13.955cm" svg:y="11.033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15.155cm" svg:y="11.03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16.355cm" svg:y="11.033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7.5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8.7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143cm" svg:height="0.793cm" svg:x="11.796cm" svg:y="12.06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9cm" svg:y1="12.495cm" svg:x2="13.955cm" svg:y2="12.495cm">
          <text:p/>
        </draw:line>
        <draw:custom-shape draw:style-name="gr18" draw:text-style-name="P10" draw:layer="layout" svg:width="1.143cm" svg:height="0.92cm" svg:x="13.955cm" svg:y="11.933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5.155cm" svg:y="11.9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16.3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7.5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8.7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11.795cm" svg:y="12.86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8cm" svg:y1="13.195cm" svg:x2="13.954cm" svg:y2="13.195cm">
          <text:p/>
        </draw:line>
        <draw:custom-shape draw:style-name="gr21" draw:text-style-name="P10" draw:layer="layout" svg:width="1.143cm" svg:height="0.79cm" svg:x="13.954cm" svg:y="12.83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5.1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6.3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7.5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8.754cm" svg:y="12.83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2.423cm" svg:y="15.224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66cm" svg:y1="15.659cm" svg:x2="4.582cm" svg:y2="15.659cm">
          <text:p/>
        </draw:line>
        <draw:custom-shape draw:style-name="gr18" draw:text-style-name="P10" draw:layer="layout" svg:width="1.143cm" svg:height="0.92cm" svg:x="4.582cm" svg:y="15.097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5.782cm" svg:y="15.09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6.982cm" svg:y="15.097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8.182cm" svg:y="15.097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82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422cm" svg:y="16.024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65cm" svg:y1="16.359cm" svg:x2="4.581cm" svg:y2="16.359cm">
          <text:p/>
        </draw:line>
        <draw:custom-shape draw:style-name="gr21" draw:text-style-name="P10" draw:layer="layout" svg:width="1.143cm" svg:height="0.79cm" svg:x="4.581cm" svg:y="15.99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81cm" svg:y="15.9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143cm" svg:height="0.895cm" svg:x="12.445cm" svg:y="15.991cm">
          <text:p text:style-name="P2">D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588cm" svg:y1="16.643cm" svg:x2="16.636cm" svg:y2="16.643cm">
          <text:p/>
        </draw:line>
        <draw:frame draw:style-name="gr24" draw:text-style-name="P1" draw:layer="layout" svg:width="3.121cm" svg:height="0.962cm" svg:x="13.669cm" svg:y="15.808cm">
          <draw:text-box>
            <text:p>belongs</text:p>
          </draw:text-box>
        </draw:frame>
        <draw:custom-shape draw:style-name="gr25" draw:text-style-name="P2" draw:layer="layout" svg:width="1.143cm" svg:height="0.814cm" svg:x="16.43cm" svg:y="16.00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016cm" svg:height="0.762cm" svg:x="1.052cm" svg:y="18.65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143cm" svg:height="0.895cm" svg:x="2.73cm" svg:y="18.509cm">
          <text:p text:style-name="P2">B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873cm" svg:y1="19.161cm" svg:x2="6.921cm" svg:y2="19.161cm">
          <text:p/>
        </draw:line>
        <draw:frame draw:style-name="gr24" draw:text-style-name="P1" draw:layer="layout" svg:width="3.121cm" svg:height="0.962cm" svg:x="3.954cm" svg:y="18.326cm">
          <draw:text-box>
            <text:p>belongs</text:p>
          </draw:text-box>
        </draw:frame>
        <draw:custom-shape draw:style-name="gr25" draw:text-style-name="P2" draw:layer="layout" svg:width="1.143cm" svg:height="0.814cm" svg:x="6.715cm" svg:y="18.5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925cm" svg:y1="18.261cm" svg:x2="2.195cm" svg:y2="19.785cm">
          <text:p/>
        </draw:line>
        <draw:line draw:style-name="gr5" draw:text-style-name="P4" draw:layer="layout" svg:x1="2.322cm" svg:y1="18.261cm" svg:x2="0.925cm" svg:y2="19.912cm">
          <text:p/>
        </draw:line>
        <draw:custom-shape draw:style-name="gr23" draw:text-style-name="P10" draw:layer="layout" svg:width="1.143cm" svg:height="0.895cm" svg:x="2.729cm" svg:y="19.409cm">
          <text:p text:style-name="P2">C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872cm" svg:y1="20.061cm" svg:x2="6.92cm" svg:y2="20.061cm">
          <text:p/>
        </draw:line>
        <draw:frame draw:style-name="gr24" draw:text-style-name="P1" draw:layer="layout" svg:width="3.121cm" svg:height="0.962cm" svg:x="3.953cm" svg:y="19.226cm">
          <draw:text-box>
            <text:p>belongs</text:p>
          </draw:text-box>
        </draw:frame>
        <draw:custom-shape draw:style-name="gr25" draw:text-style-name="P2" draw:layer="layout" svg:width="1.143cm" svg:height="0.814cm" svg:x="6.714cm" svg:y="19.4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20.558cm" svg:x2="20cm" svg:y2="20.685cm">
          <text:p/>
        </draw:line>
        <draw:custom-shape draw:style-name="gr10" draw:text-style-name="P8" draw:layer="layout" svg:width="1.016cm" svg:height="0.762cm" svg:x="5.47cm" svg:y="21.95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8" draw:text-style-name="P11" draw:layer="layout" svg:width="13.219cm" svg:height="0.963cm" svg:x="3.941cm" svg:y="1.279cm">
          <draw:text-box>
            <text:p><text:s/>DISJOINT SET ALGORITHM (UNION-FIND)</text:p>
          </draw:text-box>
        </draw:frame>
        <draw:custom-shape draw:style-name="gr2" draw:text-style-name="P2" draw:layer="layout" svg:width="1.638cm" svg:height="1.47cm" svg:x="1.144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3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8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2cm" svg:y1="4.155cm" svg:x2="5.761cm" svg:y2="4.135cm">
          <text:p/>
        </draw:line>
        <draw:line draw:style-name="gr5" draw:text-style-name="P4" draw:layer="layout" svg:x1="2.017cm" svg:y1="5.044cm" svg:x2="2.017cm" svg:y2="6.949cm">
          <text:p/>
        </draw:line>
        <draw:custom-shape draw:style-name="gr6" draw:text-style-name="P3" draw:layer="layout" svg:width="1.636cm" svg:height="1.47cm" svg:x="5.984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6cm" svg:y1="4.917cm" svg:x2="6.716cm" svg:y2="6.822cm">
          <text:p/>
        </draw:line>
        <draw:line draw:style-name="gr5" draw:text-style-name="P4" draw:layer="layout" svg:x1="3.065cm" svg:y1="7.502cm" svg:x2="5.954cm" svg:y2="7.457cm">
          <text:p/>
        </draw:line>
        <draw:custom-shape draw:style-name="gr7" draw:text-style-name="P5" draw:layer="layout" svg:width="1.638cm" svg:height="1.471cm" svg:x="3.354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8cm" svg:y1="7.965cm" svg:x2="4.684cm" svg:y2="8.854cm">
          <text:p/>
        </draw:line>
        <draw:line draw:style-name="gr5" draw:text-style-name="P4" draw:layer="layout" svg:x1="6.224cm" svg:y1="4.847cm" svg:x2="3.033cm" svg:y2="7.203cm">
          <text:p/>
        </draw:line>
        <draw:custom-shape draw:style-name="gr9" draw:text-style-name="P7" draw:layer="layout" svg:width="1.016cm" svg:height="0.762cm" svg:x="3.922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9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2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8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2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8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1.27cm" svg:height="1.143cm" svg:x="12.128cm" svg:y="3.5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3.5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3.5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3.5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3.5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3.4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4.7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9.5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9.53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9.915cm" svg:x2="10.271cm" svg:y2="9.915cm">
          <text:p/>
        </draw:line>
        <draw:custom-shape draw:style-name="gr32" draw:text-style-name="P13" draw:layer="layout" svg:width="2.54cm" svg:height="1.016cm" svg:x="8.493cm" svg:y="8.264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8.1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8.1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8.1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8.1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8.1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9.36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9.3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4.7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1cm" svg:y="12.2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2cm" svg:y="12.23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3cm" svg:y1="12.615cm" svg:x2="10.272cm" svg:y2="12.615cm">
          <text:p/>
        </draw:line>
        <draw:custom-shape draw:style-name="gr32" draw:text-style-name="P13" draw:layer="layout" svg:width="2.54cm" svg:height="1.016cm" svg:x="8.494cm" svg:y="10.964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9cm" svg:y="10.8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9cm" svg:y="10.8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9cm" svg:y="10.8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9cm" svg:y="10.8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9cm" svg:y="10.8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9cm" svg:y="12.06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9cm" svg:y="12.0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9cm" svg:y="12.0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9cm" svg:y="12.0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9cm" svg:y="12.0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15.162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15.162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15.543cm" svg:x2="10.271cm" svg:y2="15.543cm">
          <text:p/>
        </draw:line>
        <draw:custom-shape draw:style-name="gr32" draw:text-style-name="P13" draw:layer="layout" svg:width="2.54cm" svg:height="1.016cm" svg:x="8.493cm" svg:y="13.892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13.7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13.79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13.79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13.79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13.79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14.99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14.99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18.1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18.1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18.521cm" svg:x2="10.271cm" svg:y2="18.521cm">
          <text:p/>
        </draw:line>
        <draw:custom-shape draw:style-name="gr32" draw:text-style-name="P13" draw:layer="layout" svg:width="2.54cm" svg:height="1.016cm" svg:x="8.493cm" svg:y="16.8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16.7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16.7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16.7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16.7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16.7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17.9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17.9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1cm" svg:y="20.8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2cm" svg:y="20.8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3cm" svg:y1="21.221cm" svg:x2="10.272cm" svg:y2="21.221cm">
          <text:p/>
        </draw:line>
        <draw:custom-shape draw:style-name="gr32" draw:text-style-name="P13" draw:layer="layout" svg:width="2.54cm" svg:height="1.016cm" svg:x="8.494cm" svg:y="19.5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9cm" svg:y="19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9cm" svg:y="19.4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9cm" svg:y="19.4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9cm" svg:y="19.4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9cm" svg:y="19.4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9cm" svg:y="20.6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9cm" svg:y="20.6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2cm" svg:y="23.6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3cm" svg:y="23.6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4cm" svg:y1="24.021cm" svg:x2="10.273cm" svg:y2="24.021cm">
          <text:p/>
        </draw:line>
        <draw:custom-shape draw:style-name="gr32" draw:text-style-name="P13" draw:layer="layout" svg:width="2.54cm" svg:height="1.016cm" svg:x="8.495cm" svg:y="22.3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3cm" svg:y="22.2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3cm" svg:y="22.2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3cm" svg:y="22.2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3cm" svg:y="22.2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3cm" svg:y="22.2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3cm" svg:y="23.4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7.33cm" svg:y="23.473cm">
          <text:p text:style-name="P2">A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4" draw:text-style-name="P2" draw:layer="layout" svg:width="1.143cm" svg:height="1.143cm" svg:x="2.651cm" svg:y="1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07cm" svg:y="1.27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2.705cm" svg:y="4.43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15cm" svg:y="4.11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752cm" svg:y="1.3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08cm" svg:y="1.2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10.606cm" svg:y="4.43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16cm" svg:y="4.11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3.794cm" svg:y1="1.951cm" svg:x2="6.334cm" svg:y2="1.951cm">
          <text:p/>
        </draw:line>
        <draw:line draw:style-name="gr38" draw:text-style-name="P4" draw:layer="layout" svg:x1="3.159cm" svg:y1="2.459cm" svg:x2="3.159cm" svg:y2="4.491cm">
          <text:p/>
        </draw:line>
        <draw:line draw:style-name="gr38" draw:text-style-name="P4" draw:layer="layout" svg:x1="3.694cm" svg:y1="4.999cm" svg:x2="6.361cm" svg:y2="4.999cm">
          <text:p/>
        </draw:line>
        <draw:line draw:style-name="gr5" draw:text-style-name="P4" draw:layer="layout" svg:x1="6.842cm" svg:y1="2.586cm" svg:x2="6.842cm" svg:y2="4.237cm">
          <text:p/>
        </draw:line>
        <draw:line draw:style-name="gr39" draw:text-style-name="P4" draw:layer="layout" svg:x1="11.16cm" svg:y1="2.459cm" svg:x2="11.16cm" svg:y2="4.491cm">
          <text:p/>
        </draw:line>
        <draw:line draw:style-name="gr5" draw:text-style-name="P4" draw:layer="layout" svg:x1="14.97cm" svg:y1="2.459cm" svg:x2="14.97cm" svg:y2="4.491cm">
          <text:p/>
        </draw:line>
        <draw:line draw:style-name="gr39" draw:text-style-name="P4" draw:layer="layout" svg:x1="7.35cm" svg:y1="1.951cm" svg:x2="10.779cm" svg:y2="1.951cm">
          <text:p/>
        </draw:line>
        <draw:line draw:style-name="gr38" draw:text-style-name="P4" draw:layer="layout" svg:x1="11.668cm" svg:y1="1.697cm" svg:x2="14.335cm" svg:y2="1.697cm">
          <text:p/>
        </draw:line>
        <draw:line draw:style-name="gr39" draw:text-style-name="P4" draw:layer="layout" svg:x1="11.541cm" svg:y1="4.872cm" svg:x2="14.589cm" svg:y2="4.872cm">
          <text:p/>
        </draw:line>
        <draw:custom-shape draw:style-name="gr40" draw:text-style-name="P15" draw:layer="layout" svg:width="0.889cm" svg:height="1.143cm" svg:x="4.556cm" svg:y="1.31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2.656cm" svg:y="2.7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4.556cm" svg:y="4.41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6.356cm" svg:y="2.71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8.456cm" svg:y="1.31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2.656cm" svg:y="1.2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0.756cm" svg:y="2.71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2.656cm" svg:y="4.31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4.456cm" svg:y="2.81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751cm" svg:y="7.1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651cm" svg:y="7.1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751cm" svg:y="7.1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651cm" svg:y="7.1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51cm" svg:y="7.1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51cm" svg:y="7.1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51cm" svg:y="7.1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51cm" svg:y="7.1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6.588cm" svg:x2="20cm" svg:y2="6.588cm">
          <text:p/>
        </draw:line>
        <draw:custom-shape draw:style-name="gr42" draw:text-style-name="P2" draw:layer="layout" svg:width="2.159cm" svg:height="1.397cm" svg:x="3.159cm" svg:y="8.747cm">
          <text:p text:style-name="P2">A,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8.488cm" svg:x2="20cm" svg:y2="8.488cm">
          <text:p/>
        </draw:line>
        <draw:custom-shape draw:style-name="gr34" draw:text-style-name="P2" draw:layer="layout" svg:width="1.143cm" svg:height="1.143cm" svg:x="6.751cm" svg:y="8.8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651cm" svg:y="8.8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51cm" svg:y="8.8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51cm" svg:y="8.8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51cm" svg:y="8.8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51cm" svg:y="8.8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.356cm" svg:y="27.41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0.488cm" svg:x2="20cm" svg:y2="10.488cm">
          <text:p/>
        </draw:line>
        <draw:custom-shape draw:style-name="gr43" draw:text-style-name="P2" draw:layer="layout" svg:width="2.794cm" svg:height="1.397cm" svg:x="3.159cm" svg:y="10.847cm">
          <text:p text:style-name="P2">A, B,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651cm" svg:y="10.9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51cm" svg:y="10.9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51cm" svg:y="10.9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51cm" svg:y="10.9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51cm" svg:y="10.9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2.856cm" svg:y="27.4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2.788cm" svg:x2="20cm" svg:y2="12.788cm">
          <text:p/>
        </draw:line>
        <draw:custom-shape draw:style-name="gr44" draw:text-style-name="P2" draw:layer="layout" svg:width="3.301cm" svg:height="1.397cm" svg:x="3.16cm" svg:y="13.147cm">
          <text:p text:style-name="P2">A, B,C,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52cm" svg:y="13.2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52cm" svg:y="13.2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52cm" svg:y="13.2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52cm" svg:y="13.2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4.556cm" svg:y="27.41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4.843cm" svg:x2="20cm" svg:y2="14.716cm">
          <text:p/>
        </draw:line>
        <draw:custom-shape draw:style-name="gr40" draw:text-style-name="P15" draw:layer="layout" svg:width="0.889cm" svg:height="1.143cm" svg:x="1.254cm" svg:y="9.00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.254cm" svg:y="10.70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.254cm" svg:y="13.00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3.301cm" svg:height="1.397cm" svg:x="3.16cm" svg:y="15.047cm">
          <text:p text:style-name="P2">A, B,C,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271cm" svg:y="14.97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71cm" svg:y="14.9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14.9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1.143cm" svg:height="1.143cm" svg:x="16.171cm" svg:y="14.97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6.743cm" svg:x2="20cm" svg:y2="16.616cm">
          <text:p/>
        </draw:line>
        <draw:custom-shape draw:style-name="gr46" draw:text-style-name="P8" draw:layer="layout" svg:width="0.889cm" svg:height="1.143cm" svg:x="1.254cm" svg:y="15.20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4.19cm" svg:height="1.397cm" svg:x="3.16cm" svg:y="17.047cm">
          <text:p text:style-name="P2">A, B,C,D, 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8.743cm" svg:x2="20cm" svg:y2="18.616cm">
          <text:p/>
        </draw:line>
        <draw:custom-shape draw:style-name="gr40" draw:text-style-name="P15" draw:layer="layout" svg:width="0.889cm" svg:height="1.143cm" svg:x="1.254cm" svg:y="17.2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71cm" svg:y="16.9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16.9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16.97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6.156cm" svg:y="27.41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4.19cm" svg:height="1.397cm" svg:x="3.16cm" svg:y="18.947cm">
          <text:p text:style-name="P2">A, B,C,D, E,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0.643cm" svg:x2="20cm" svg:y2="20.516cm">
          <text:p/>
        </draw:line>
        <draw:custom-shape draw:style-name="gr40" draw:text-style-name="P15" draw:layer="layout" svg:width="0.889cm" svg:height="1.143cm" svg:x="1.254cm" svg:y="19.101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18.8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18.87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7.556cm" svg:y="27.4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2.443cm" svg:x2="20cm" svg:y2="22.316cm">
          <text:p/>
        </draw:line>
        <draw:custom-shape draw:style-name="gr40" draw:text-style-name="P15" draw:layer="layout" svg:width="0.889cm" svg:height="1.143cm" svg:x="1.254cm" svg:y="20.901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5.713cm" svg:height="1.397cm" svg:x="3.161cm" svg:y="20.747cm">
          <text:p text:style-name="P2">A, B,C,D, E,F,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20.67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8.856cm" svg:y="27.41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4.343cm" svg:x2="20cm" svg:y2="24.216cm">
          <text:p/>
        </draw:line>
        <draw:custom-shape draw:style-name="gr40" draw:text-style-name="P15" draw:layer="layout" svg:width="0.889cm" svg:height="1.143cm" svg:x="1.254cm" svg:y="22.80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6.729cm" svg:height="1.397cm" svg:x="3.161cm" svg:y="22.647cm">
          <text:p text:style-name="P2">A, B,C,D, E,F,G,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0.456cm" svg:y="27.41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6.343cm" svg:x2="20cm" svg:y2="26.216cm">
          <text:p/>
        </draw:line>
        <draw:custom-shape draw:style-name="gr46" draw:text-style-name="P8" draw:layer="layout" svg:width="0.889cm" svg:height="1.143cm" svg:x="1.254cm" svg:y="24.80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6.729cm" svg:height="1.397cm" svg:x="3.161cm" svg:y="24.647cm">
          <text:p text:style-name="P2">A, B,C,D, E,F,G,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34" draw:text-style-name="P2" draw:layer="layout" svg:width="1.143cm" svg:height="1.143cm" svg:x="2.651cm" svg:y="2.0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07cm" svg:y="1.97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2.805cm" svg:y="4.93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15cm" svg:y="4.81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752cm" svg:y="2.0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08cm" svg:y="1.9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10.606cm" svg:y="4.93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16cm" svg:y="4.81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3.794cm" svg:y1="2.651cm" svg:x2="6.334cm" svg:y2="2.651cm">
          <text:p/>
        </draw:line>
        <draw:line draw:style-name="gr38" draw:text-style-name="P4" draw:layer="layout" svg:x1="3.159cm" svg:y1="3.159cm" svg:x2="3.159cm" svg:y2="5.191cm">
          <text:p/>
        </draw:line>
        <draw:line draw:style-name="gr38" draw:text-style-name="P4" draw:layer="layout" svg:x1="3.794cm" svg:y1="5.699cm" svg:x2="6.461cm" svg:y2="5.699cm">
          <text:p/>
        </draw:line>
        <draw:line draw:style-name="gr39" draw:text-style-name="P4" draw:layer="layout" svg:x1="11.16cm" svg:y1="3.159cm" svg:x2="11.16cm" svg:y2="5.191cm">
          <text:p/>
        </draw:line>
        <draw:line draw:style-name="gr39" draw:text-style-name="P4" draw:layer="layout" svg:x1="7.35cm" svg:y1="2.651cm" svg:x2="10.779cm" svg:y2="2.651cm">
          <text:p/>
        </draw:line>
        <draw:line draw:style-name="gr38" draw:text-style-name="P4" draw:layer="layout" svg:x1="11.668cm" svg:y1="2.397cm" svg:x2="14.335cm" svg:y2="2.397cm">
          <text:p/>
        </draw:line>
        <draw:line draw:style-name="gr39" draw:text-style-name="P4" draw:layer="layout" svg:x1="11.541cm" svg:y1="5.572cm" svg:x2="14.589cm" svg:y2="5.572cm">
          <text:p/>
        </draw:line>
      </draw:page>
      <draw:page draw:name="page5" draw:style-name="dp1" draw:master-page-name="Default">
        <draw:custom-shape draw:style-name="gr34" draw:text-style-name="P2" draw:layer="layout" svg:width="1.143cm" svg:height="1.143cm" svg:x="2.651cm" svg:y="1.2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07cm" svg:y="1.17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2.705cm" svg:y="4.33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6.215cm" svg:y="4.01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752cm" svg:y="1.2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08cm" svg:y="1.1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397cm" svg:x="10.606cm" svg:y="4.33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.143cm" svg:height="1.27cm" svg:x="14.316cm" svg:y="4.01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3.794cm" svg:y1="1.851cm" svg:x2="6.334cm" svg:y2="1.851cm">
          <text:p/>
        </draw:line>
        <draw:line draw:style-name="gr38" draw:text-style-name="P4" draw:layer="layout" svg:x1="3.159cm" svg:y1="2.359cm" svg:x2="3.159cm" svg:y2="4.391cm">
          <text:p/>
        </draw:line>
        <draw:line draw:style-name="gr38" draw:text-style-name="P4" draw:layer="layout" svg:x1="3.694cm" svg:y1="4.899cm" svg:x2="6.361cm" svg:y2="4.899cm">
          <text:p/>
        </draw:line>
        <draw:line draw:style-name="gr5" draw:text-style-name="P4" draw:layer="layout" svg:x1="6.842cm" svg:y1="2.486cm" svg:x2="6.842cm" svg:y2="4.137cm">
          <text:p/>
        </draw:line>
        <draw:line draw:style-name="gr39" draw:text-style-name="P4" draw:layer="layout" svg:x1="11.16cm" svg:y1="2.359cm" svg:x2="11.16cm" svg:y2="4.391cm">
          <text:p/>
        </draw:line>
        <draw:line draw:style-name="gr5" draw:text-style-name="P4" draw:layer="layout" svg:x1="14.97cm" svg:y1="2.359cm" svg:x2="14.97cm" svg:y2="4.391cm">
          <text:p/>
        </draw:line>
        <draw:line draw:style-name="gr39" draw:text-style-name="P4" draw:layer="layout" svg:x1="7.35cm" svg:y1="1.851cm" svg:x2="10.779cm" svg:y2="1.851cm">
          <text:p/>
        </draw:line>
        <draw:line draw:style-name="gr38" draw:text-style-name="P4" draw:layer="layout" svg:x1="11.668cm" svg:y1="1.597cm" svg:x2="14.335cm" svg:y2="1.597cm">
          <text:p/>
        </draw:line>
        <draw:line draw:style-name="gr39" draw:text-style-name="P4" draw:layer="layout" svg:x1="11.541cm" svg:y1="4.772cm" svg:x2="14.589cm" svg:y2="4.772cm">
          <text:p/>
        </draw:line>
        <draw:custom-shape draw:style-name="gr40" draw:text-style-name="P15" draw:layer="layout" svg:width="0.889cm" svg:height="1.143cm" svg:x="4.556cm" svg:y="1.21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2.656cm" svg:y="2.61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4.556cm" svg:y="4.31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6.356cm" svg:y="2.61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8.456cm" svg:y="1.21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2.656cm" svg:y="1.1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0.756cm" svg:y="2.61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2.656cm" svg:y="4.216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4.456cm" svg:y="2.71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351cm" svg:y="7.1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251cm" svg:y="7.1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351cm" svg:y="7.1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251cm" svg:y="7.1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9.851cm" svg:y="7.1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1.751cm" svg:y="7.1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3.851cm" svg:y="7.1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5.751cm" svg:y="7.1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3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2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3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2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9.8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1.7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3.8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5.751cm" svg:y="5.8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1.088cm" svg:x2="20cm" svg:y2="11.088cm">
          <text:p/>
        </draw:line>
        <draw:line draw:style-name="gr5" draw:text-style-name="P4" draw:layer="layout" svg:x1="1cm" svg:y1="13.388cm" svg:x2="20cm" svg:y2="13.388cm">
          <text:p/>
        </draw:line>
        <draw:line draw:style-name="gr5" draw:text-style-name="P4" draw:layer="layout" svg:x1="1cm" svg:y1="15.443cm" svg:x2="20cm" svg:y2="15.316cm">
          <text:p/>
        </draw:line>
        <draw:custom-shape draw:style-name="gr40" draw:text-style-name="P15" draw:layer="layout" svg:width="0.889cm" svg:height="1.143cm" svg:x="1.254cm" svg:y="9.60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.254cm" svg:y="11.30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0.889cm" svg:height="1.143cm" svg:x="1.254cm" svg:y="13.60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18.343cm" svg:x2="20cm" svg:y2="18.216cm">
          <text:p/>
        </draw:line>
        <draw:custom-shape draw:style-name="gr46" draw:text-style-name="P8" draw:layer="layout" svg:width="0.889cm" svg:height="1.143cm" svg:x="1.254cm" svg:y="15.80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4.19cm" svg:height="1.397cm" svg:x="3.16cm" svg:y="18.647cm">
          <text:p text:style-name="P2">A, B,C,D, 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0.343cm" svg:x2="20cm" svg:y2="20.216cm">
          <text:p/>
        </draw:line>
        <draw:custom-shape draw:style-name="gr40" draw:text-style-name="P15" draw:layer="layout" svg:width="0.889cm" svg:height="1.143cm" svg:x="1.254cm" svg:y="18.8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171cm" svg:y="18.5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18.5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18.57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4.19cm" svg:height="1.397cm" svg:x="3.16cm" svg:y="20.547cm">
          <text:p text:style-name="P2">A, B,C,D, E,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2.243cm" svg:x2="20cm" svg:y2="22.116cm">
          <text:p/>
        </draw:line>
        <draw:custom-shape draw:style-name="gr40" draw:text-style-name="P15" draw:layer="layout" svg:width="0.889cm" svg:height="1.143cm" svg:x="1.254cm" svg:y="20.701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271cm" svg:y="20.47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20.47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4.043cm" svg:x2="20cm" svg:y2="23.916cm">
          <text:p/>
        </draw:line>
        <draw:custom-shape draw:style-name="gr40" draw:text-style-name="P15" draw:layer="layout" svg:width="0.889cm" svg:height="1.143cm" svg:x="1.254cm" svg:y="22.501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5.713cm" svg:height="1.397cm" svg:x="3.161cm" svg:y="22.347cm">
          <text:p text:style-name="P2">A, B,C,D, E,F,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171cm" svg:y="22.27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5.943cm" svg:x2="20cm" svg:y2="25.816cm">
          <text:p/>
        </draw:line>
        <draw:custom-shape draw:style-name="gr40" draw:text-style-name="P15" draw:layer="layout" svg:width="0.889cm" svg:height="1.143cm" svg:x="1.254cm" svg:y="24.40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6.729cm" svg:height="1.397cm" svg:x="3.161cm" svg:y="24.247cm">
          <text:p text:style-name="P2">A, B,C,D, E,F,G,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cm" svg:y1="27.943cm" svg:x2="20cm" svg:y2="27.816cm">
          <text:p/>
        </draw:line>
        <draw:custom-shape draw:style-name="gr46" draw:text-style-name="P8" draw:layer="layout" svg:width="0.889cm" svg:height="1.143cm" svg:x="1.254cm" svg:y="26.40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6.729cm" svg:height="1.397cm" svg:x="3.161cm" svg:y="26.247cm">
          <text:p text:style-name="P2">A, B,C,D, E,F,G, 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651cm" svg:y="9.9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551cm" svg:y="9.9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651cm" svg:y="9.9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551cm" svg:y="9.9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151cm" svg:y="9.9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051cm" svg:y="9.9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151cm" svg:y="9.9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051cm" svg:y="9.9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651cm" svg:y="8.616cm">
          <text:p text:style-name="P2">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551cm" svg:y="8.6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6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5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0.1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2.0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4.1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6.051cm" svg:y="8.6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1.508cm" svg:y="28.28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651cm" svg:y="12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551cm" svg:y="12.3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651cm" svg:y="12.3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551cm" svg:y="12.3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151cm" svg:y="12.3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051cm" svg:y="12.3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151cm" svg:y="12.3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051cm" svg:y="12.3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651cm" svg:y="11.016cm">
          <text:p text:style-name="P2">-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551cm" svg:y="11.0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651cm" svg:y="11.0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5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0.1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2.0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4.1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6.051cm" svg:y="11.0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0.889cm" svg:height="1.143cm" svg:x="2.908cm" svg:y="28.28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651cm" svg:y="14.6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551cm" svg:y="14.6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651cm" svg:y="14.6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551cm" svg:y="14.6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151cm" svg:y="14.6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051cm" svg:y="14.6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151cm" svg:y="14.6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051cm" svg:y="14.6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651cm" svg:y="13.316cm">
          <text:p text:style-name="P2">-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551cm" svg:y="13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651cm" svg:y="13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551cm" svg:y="13.3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0.151cm" svg:y="13.3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2.051cm" svg:y="13.3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4.151cm" svg:y="13.3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6.051cm" svg:y="13.3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2.651cm" svg:y="17.2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4.551cm" svg:y="17.21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6.651cm" svg:y="17.21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8.551cm" svg:y="17.2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0.151cm" svg:y="17.21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2.051cm" svg:y="17.216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4.151cm" svg:y="17.216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143cm" svg:height="1.143cm" svg:x="16.051cm" svg:y="17.216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2.651cm" svg:y="15.916cm">
          <text:p text:style-name="P2">-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4.551cm" svg:y="15.9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6.651cm" svg:y="15.9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8.551cm" svg:y="15.916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0.151cm" svg:y="15.9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2.051cm" svg:y="15.9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4.151cm" svg:y="15.9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143cm" svg:height="1.143cm" svg:x="16.051cm" svg:y="15.916cm">
          <text:p text:style-name="P2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51" draw:text-style-name="P2" draw:layer="layout" svg:width="1.016cm" svg:height="1.016cm" svg:x="2.397cm" svg:y="3.413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889cm" svg:height="0.889cm" svg:x="4.683cm" svg:y="1.25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889cm" svg:height="1.016cm" svg:x="8.366cm" svg:y="3.54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2" draw:text-style-name="P2" draw:layer="layout" svg:width="0.889cm" svg:height="0.889cm" svg:x="7.477cm" svg:y="6.715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1.143cm" svg:height="0.889cm" svg:x="3.032cm" svg:y="6.461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8" draw:layer="layout" svg:x1="2.905cm" svg:y1="3.54cm" svg:x2="4.81cm" svg:y2="1.889cm">
          <text:p/>
        </draw:line>
        <draw:line draw:style-name="gr55" draw:text-style-name="P18" draw:layer="layout" svg:x1="4.175cm" svg:y1="6.969cm" svg:x2="7.604cm" svg:y2="7.096cm">
          <text:p/>
        </draw:line>
        <draw:frame draw:style-name="gr56" draw:text-style-name="P1" draw:layer="layout" svg:width="0.853cm" svg:height="0.962cm" svg:x="3.54cm" svg:y="2.27cm">
          <draw:text-box>
            <text:p>1</text:p>
          </draw:text-box>
        </draw:frame>
        <draw:frame draw:style-name="gr56" draw:text-style-name="P1" draw:layer="layout" svg:width="0.853cm" svg:height="0.962cm" svg:x="5.826cm" svg:y="7.115cm">
          <draw:text-box>
            <text:p>2</text:p>
          </draw:text-box>
        </draw:frame>
        <draw:line draw:style-name="gr55" draw:text-style-name="P18" draw:layer="layout" svg:x1="5.445cm" svg:y1="2.016cm" svg:x2="8.366cm" svg:y2="3.794cm">
          <text:p/>
        </draw:line>
        <draw:frame draw:style-name="gr56" draw:text-style-name="P1" draw:layer="layout" svg:width="0.853cm" svg:height="0.962cm" svg:x="7.223cm" svg:y="2.397cm">
          <draw:text-box>
            <text:p>3</text:p>
          </draw:text-box>
        </draw:frame>
        <draw:line draw:style-name="gr55" draw:text-style-name="P18" draw:layer="layout" svg:x1="8.747cm" svg:y1="4.556cm" svg:x2="7.985cm" svg:y2="6.715cm">
          <text:p/>
        </draw:line>
        <draw:frame draw:style-name="gr56" draw:text-style-name="P1" draw:layer="layout" svg:width="0.853cm" svg:height="0.962cm" svg:x="8.747cm" svg:y="5.445cm">
          <draw:text-box>
            <text:p>4</text:p>
          </draw:text-box>
        </draw:frame>
        <draw:line draw:style-name="gr57" draw:text-style-name="P18" draw:layer="layout" svg:x1="3.286cm" svg:y1="4.175cm" svg:x2="7.858cm" svg:y2="6.969cm">
          <text:p/>
        </draw:line>
        <draw:frame draw:style-name="gr56" draw:text-style-name="P1" draw:layer="layout" svg:width="0.853cm" svg:height="0.962cm" svg:x="5.191cm" svg:y="4.683cm">
          <draw:text-box>
            <text:p>5</text:p>
          </draw:text-box>
        </draw:frame>
        <draw:line draw:style-name="gr57" draw:text-style-name="P18" draw:layer="layout" svg:x1="2.905cm" svg:y1="4.429cm" svg:x2="3.738cm" svg:y2="6.655cm">
          <text:p/>
        </draw:line>
        <draw:frame draw:style-name="gr56" draw:text-style-name="P1" draw:layer="layout" svg:width="0.853cm" svg:height="0.962cm" svg:x="2.778cm" svg:y="5.445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6T15:34:26.876489807</meta:creation-date>
    <dc:date>2021-09-01T19:22:08.492561185</dc:date>
    <meta:editing-duration>PT1H30M53S</meta:editing-duration>
    <meta:editing-cycles>22</meta:editing-cycles>
    <meta:generator>LibreOffice/6.0.7.3$Linux_X86_64 LibreOffice_project/00m0$Build-3</meta:generator>
    <meta:document-statistic meta:object-count="547"/>
  </office:meta>
</office:document-meta>
</file>